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umbnail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irik Nilsen</meta:initial-creator>
    <meta:creation-date>2022-09-19T13:18:29.30</meta:creation-date>
    <meta:editing-duration>PT24S</meta:editing-duration>
    <meta:editing-cycles>2</meta:editing-cycles>
    <dc:date>2022-09-19T13:18:47.62</dc:date>
    <dc:creator>Eirik Nilsen</dc:creator>
    <meta:document-statistic meta:object-count="25"/>
    <meta:generator>OpenOffice/4.1.11$Win32 OpenOffice.org_project/4111m1$Build-9808</meta:generator>
  </office:meta>
</office:document-meta>
</file>